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KacstNaskh" svg:font-family="KacstNaskh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Gras Italique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3">
      <style:text-properties officeooo:rsid="001f283f" officeooo:paragraph-rsid="001f283f"/>
    </style:style>
    <style:style style:name="P2" style:family="paragraph" style:parent-style-name="Text_20_body" style:list-style-name="L3">
      <style:text-properties officeooo:rsid="0020b84b" officeooo:paragraph-rsid="0020b84b"/>
    </style:style>
    <style:style style:name="P3" style:family="paragraph" style:parent-style-name="Text_20_body" style:list-style-name="L3">
      <style:text-properties officeooo:paragraph-rsid="001f283f"/>
    </style:style>
    <style:style style:name="P4" style:family="paragraph" style:parent-style-name="Text_20_body">
      <style:text-properties officeooo:rsid="002adab9" officeooo:paragraph-rsid="002adab9"/>
    </style:style>
    <style:style style:name="P5" style:family="paragraph" style:parent-style-name="Text_20_body">
      <style:text-properties officeooo:paragraph-rsid="0027e44c"/>
    </style:style>
    <style:style style:name="P6" style:family="paragraph" style:parent-style-name="Heading_20_3">
      <style:text-properties officeooo:paragraph-rsid="0027e44c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er">
      <style:paragraph-properties fo:text-align="center" style:justify-single-word="false"/>
      <style:text-properties style:font-name="Trebuchet MS" officeooo:rsid="002d9094" officeooo:paragraph-rsid="002d9094"/>
    </style:style>
    <style:style style:name="T1" style:family="text">
      <style:text-properties officeooo:rsid="001f283f"/>
    </style:style>
    <style:style style:name="T2" style:family="text">
      <style:text-properties officeooo:rsid="0020b84b"/>
    </style:style>
    <style:style style:name="T3" style:family="text">
      <style:text-properties fo:font-style="italic" officeooo:rsid="0020b84b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23dbd"/>
    </style:style>
    <style:style style:name="T6" style:family="text">
      <style:text-properties officeooo:rsid="0023dda4"/>
    </style:style>
    <style:style style:name="T7" style:family="text">
      <style:text-properties fo:font-weight="bold" officeooo:rsid="0023dda4" style:font-weight-asian="bold" style:font-weight-complex="bold"/>
    </style:style>
    <style:style style:name="T8" style:family="text">
      <style:text-properties officeooo:rsid="0028f021"/>
    </style:style>
    <style:style style:name="T9" style:family="text">
      <style:text-properties officeooo:rsid="002adab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5cm" fo:text-indent="-0.635cm" fo:margin-left="0.8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1cm" fo:text-indent="-0.635cm" fo:margin-left="1.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45cm" fo:text-indent="-0.635cm" fo:margin-left="2.1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8cm" fo:text-indent="-0.635cm" fo:margin-left="2.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15cm" fo:text-indent="-0.635cm" fo:margin-left="3.4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05cm" fo:text-indent="-0.635cm" fo:margin-left="4.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685cm" fo:text-indent="-0.635cm" fo:margin-left="4.6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2cm" fo:text-indent="-0.635cm" fo:margin-left="5.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955cm" fo:text-indent="-0.635cm" fo:margin-left="5.9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59cm" fo:text-indent="-0.635cm" fo:margin-left="6.59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Présentation</text:span> <text:span text:style-name="T6">Projet</text:span></text:h>
      <text:list xml:id="list1605595236222323061" text:style-name="L3">
        <text:list-item>
          <text:p text:style-name="P1">Nom du Projet PopcornTheque</text:p>
        </text:list-item>
        <text:list-item>
          <text:p text:style-name="P1">Numéro du groupe de projet : <text:span text:style-name="T2">G1</text:span></text:p>
        </text:list-item>
        <text:list-item>
          <text:p text:style-name="P3"><text:span text:style-name="T1">Composition du groupe de projet : </text:span></text:p>
          <text:list>
            <text:list-item>
              <text:p text:style-name="P2">Florian STAINE </text:p>
            </text:list-item>
            <text:list-item>
              <text:p text:style-name="P2">Victor SENE </text:p>
            </text:list-item>
            <text:list-item>
              <text:p text:style-name="P2">Paul TREHIOU </text:p>
            </text:list-item>
            <text:list-item>
              <text:p text:style-name="P2">William OBRY </text:p>
            </text:list-item>
          </text:list>
        </text:list-item>
        <text:list-item>
          <text:p text:style-name="P1"><text:span text:style-name="T9">Type projet </text:span>: <text:span text:style-name="T5">Vidéo-Thèque</text:span></text:p>
        </text:list-item>
        <text:list-item>
          <text:p text:style-name="P1"><text:s/>UTBM Tronc Commun </text:p>
        </text:list-item>
        <text:list-item>
          <text:p text:style-name="P1"><text:s/>SI20 Semestre A<text:span text:style-name="T5">13</text:span></text:p>
        </text:list-item>
        <text:list-item>
          <text:p text:style-name="P1"><text:s/>Date du rapport : <text:span text:style-name="T5">12 Novembre 2014</text:span></text:p>
        </text:list-item>
        <text:list-item>
          <text:p text:style-name="P1">Logo associé au projet : <text:span text:style-name="T3">Production en cours</text:span></text:p>
        </text:list-item>
      </text:list>
      <text:h text:style-name="Heading_20_1" text:outline-level="1"><text:span text:style-name="T7">Conception du Projet</text:span></text:h>
      <text:h text:style-name="Heading_20_2" text:outline-level="2"><text:span text:style-name="T4">La modélisation conceptuelle </text:span></text:h>
      <text:h text:style-name="P6" text:outline-level="3">Modèle de dictionnaire à fournir </text:h>
      <text:p text:style-name="P5"><draw:frame draw:style-name="fr1" draw:name="Objet1" text:anchor-type="paragraph" svg:x="-0.975cm" svg:y="0.217cm" svg:width="18.953cm" svg:height="6.7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text:soft-page-break/></text:p>
      <text:h text:style-name="Heading_20_3" text:outline-level="3">Le modèle entité association </text:h>
      <text:h text:style-name="Heading_20_3" text:outline-level="3"><text:span text:style-name="T8">Le modèle de communication</text:span></text:h>
      <text:h text:style-name="Heading_20_2" text:outline-level="2"><text:span text:style-name="T8">La modélisation logique </text:span></text:h>
      <text:p text:style-name="P4">Vérifier le type de données </text:p>
      <text:p text:style-name="P4"><text:s/>Vérifier l’ordre des colonnes des clés primaires composées </text:p>
      <text:p text:style-name="P4"><text:s/>Vérifier les index nécessaires pour les recherches </text:p>
      <text:p text:style-name="P4">Fournir le modèle logique des données relationnel normalisé. </text:p>
      <text:p text:style-name="P4">Justifier le niveau de normalisation du modèle relationnel. </text:p>
      <text:h text:style-name="Heading_20_2" text:outline-level="2">La modélisation de l’IHM </text:h>
      <text:p text:style-name="P4">Fournir la maquette de l’application réalisée à partir de WIN DESIGN en vous </text:p>
      <text:p text:style-name="P4">appuyant sur le modèle relationnel. </text:p>
      <text:p text:style-name="P4">Remarques sur la maquette : </text:p>
      <text:p text:style-name="P4">Vous devez réfléchir à l’organisation orientée métier de votre application (pas un </text:p>
      <text:p text:style-name="P4">formulaire par table). </text:p>
      <text:p text:style-name="P4">Questions à se poser pour la maquette et le développement qui en découle ? </text:p>
      <text:p text:style-name="P4"><text:s/>Quelle est l’information la plus importante à présenter dès la connexion ? </text:p>
      <text:p text:style-name="P4"><text:s/>Organiser votre navigation de manière à accéder à l’information pertinente, en </text:p>
      <text:p text:style-name="P4">trois clics maximum ? </text:p>
      <text:p text:style-name="P4"><text:s/>Comment organiser le menu principal ? </text:p>
      <text:p text:style-name="P4"><text:s/>Utilisations des onglets </text:p>
      <text:p text:style-name="P4">Obtenir des informations de synthèses, puis détaillées (avec un </text:p>
      <text:p text:style-name="P4">affichage tabulaire, puis accès à la fiche par double-clic par exemple) </text:p>
      <text:p text:style-name="P4">Afficher les informations essentielles puis facultatives </text:p>
      <text:p text:style-name="P4"><text:s/>Repérer les champs obligatoires et calculées dans l’IHM </text:p>
      <text:p text:style-name="P4"><text:s/>Intégration des fonctions de recherche dans tous les formulaires </text:p>
      <text:p text:style-name="P4"><text:s/>Attention à l’affichage ordonné dans les listes de valeu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KacstNaskh" svg:font-family="KacstNaskh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Gras Italique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rebuchet MS2" fo:font-family="'Trebuchet MS'" style:font-style-name="Normal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cm" fo:margin-right="0cm" fo:margin-top="0.423cm" fo:margin-bottom="0.212cm" loext:contextual-spacing="false" fo:text-indent="-0.76cm" style:auto-text-indent="false" fo:background-color="transparent" style:shadow="none">
        <style:tab-stops/>
        <style:background-image/>
      </style:paragraph-properties>
      <style:text-properties style:font-name="Trebuchet MS" fo:font-family="'Trebuchet MS'" style:font-family-generic="swiss" style:font-pitch="variable" fo:font-size="130%" fo:font-style="italic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loext:contextual-spacing="false" fo:text-indent="-0.76cm" style:auto-text-indent="false">
        <style:tab-stops/>
      </style:paragraph-properties>
      <style:text-properties style:font-name="Trebuchet MS1" fo:font-family="'Trebuchet MS'" style:font-style-name="Gras Italique" style:font-family-generic="swiss" style:font-pitch="variable" fo:font-size="115%" fo:font-style="italic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style:paragraph-properties fo:margin-left="1.199cm" fo:margin-right="0cm" fo:margin-top="0.247cm" fo:margin-bottom="0.212cm" loext:contextual-spacing="false" fo:text-indent="-0.76cm" style:auto-text-indent="false" style:page-number="auto" fo:background-color="transparent">
        <style:tab-stops/>
        <style:background-image/>
      </style:paragraph-properties>
      <style:text-properties style:use-window-font-color="true" style:font-name="Trebuchet MS1" fo:font-family="'Trebuchet MS'" style:font-style-name="Gras Italique" style:font-family-generic="swiss" style:font-pitch="variable" fo:font-size="14pt" fo:font-style="italic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" officeooo:rsid="002d9094" officeooo:paragraph-rsid="002d909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opCornTheque - SI20</text:p>
      </style:header>
      <style:footer>
        <text:p text:style-name="MP2"/>
      </style:footer>
    </style:master-page>
    <style:master-page style:name="Footnote" style:page-layout-name="Mpm2"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SENE</meta:initial-creator>
    <meta:creation-date>2014-11-15T08:19:09.257010058</meta:creation-date>
    <dc:date>2014-11-15T09:24:49.067649958</dc:date>
    <dc:creator>Victor SENE</dc:creator>
    <meta:editing-duration>PT17M23S</meta:editing-duration>
    <meta:editing-cycles>5</meta:editing-cycles>
    <meta:generator>LibreOffice/4.3.3.2$Linux_X86_64 LibreOffice_project/430m0$Build-2</meta:generator>
    <meta:document-statistic meta:table-count="0" meta:image-count="0" meta:object-count="1" meta:page-count="2" meta:paragraph-count="43" meta:word-count="277" meta:character-count="1764" meta:non-whitespace-character-count="15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U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U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U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U_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U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U_N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</table:table-row>
        <table:table-row table:style-name="ro2">
          <table:table-cell table:style-name="ce2" office:value-type="string" calcext:value-type="string">
            <text:p>Date d'inscription</text:p>
          </table:table-cell>
          <table:table-cell office:value-type="string" calcext:value-type="string">
            <text:p>U_D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Dat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office:value-type="string" calcext:value-type="string">
            <text:p>Heur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Nom Film</text:p>
          </table:table-cell>
          <table:table-cell office:value-type="string" calcext:value-type="string">
            <text:p>F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09:22:19.087902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